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c7e" officeooo:paragraph-rsid="00143c7e"/>
    </style:style>
    <style:style style:name="P2" style:family="paragraph" style:parent-style-name="Standard">
      <style:text-properties officeooo:rsid="00143c7e" officeooo:paragraph-rsid="0017ac6c"/>
    </style:style>
    <style:style style:name="P3" style:family="paragraph" style:parent-style-name="Standard">
      <style:text-properties officeooo:rsid="0014a205" officeooo:paragraph-rsid="0014a205"/>
    </style:style>
    <style:style style:name="P4" style:family="paragraph" style:parent-style-name="Standard">
      <style:text-properties officeooo:rsid="0017ac6c" officeooo:paragraph-rsid="0017ac6c"/>
    </style:style>
    <style:style style:name="P5" style:family="paragraph" style:parent-style-name="Standard">
      <style:text-properties fo:font-weight="bold" officeooo:rsid="0017ac6c" officeooo:paragraph-rsid="0017ac6c" style:font-weight-asian="bold" style:font-weight-complex="bold"/>
    </style:style>
    <style:style style:name="P6" style:family="paragraph" style:parent-style-name="Standard">
      <style:text-properties fo:font-weight="bold" officeooo:rsid="0014a205" officeooo:paragraph-rsid="0014a205" style:font-weight-asian="bold" style:font-weight-complex="bold"/>
    </style:style>
    <style:style style:name="P7" style:family="paragraph" style:parent-style-name="Standard">
      <style:text-properties fo:color="#800000" fo:font-size="16pt" fo:font-weight="bold" officeooo:rsid="0017ac6c" officeooo:paragraph-rsid="0017ac6c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800000" fo:font-size="16pt" fo:font-weight="bold" officeooo:rsid="001b0a8a" officeooo:paragraph-rsid="001b0a8a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800000" fo:font-size="16pt" officeooo:rsid="001ee23a" officeooo:paragraph-rsid="001ee23a" style:font-size-asian="16pt" style:font-size-complex="16pt"/>
    </style:style>
    <style:style style:name="P10" style:family="paragraph" style:parent-style-name="Standard">
      <style:text-properties fo:color="#800000" style:font-name="Liberation Mono" fo:font-size="16pt" fo:font-weight="normal" officeooo:rsid="0017ac6c" officeooo:paragraph-rsid="0017ac6c" style:font-size-asian="16pt" style:font-weight-asian="normal" style:font-size-complex="16pt" style:font-weight-complex="normal"/>
    </style:style>
    <style:style style:name="P11" style:family="paragraph" style:parent-style-name="Standard">
      <style:text-properties fo:color="#800000" style:font-name="Liberation Mono" fo:font-size="16pt" fo:font-weight="normal" officeooo:rsid="00160646" officeooo:paragraph-rsid="00160646" style:font-size-asian="16pt" style:font-weight-asian="normal" style:font-size-complex="16pt" style:font-weight-complex="normal"/>
    </style:style>
    <style:style style:name="P12" style:family="paragraph" style:parent-style-name="Standard">
      <style:text-properties officeooo:rsid="00194435" officeooo:paragraph-rsid="00194435"/>
    </style:style>
    <style:style style:name="P13" style:family="paragraph" style:parent-style-name="Standard">
      <style:text-properties officeooo:rsid="001aecc6" officeooo:paragraph-rsid="001aecc6"/>
    </style:style>
    <style:style style:name="P14" style:family="paragraph" style:parent-style-name="Standard">
      <style:text-properties fo:color="#000000" fo:font-size="16pt" fo:font-weight="bold" officeooo:rsid="001b0a8a" officeooo:paragraph-rsid="001b0a8a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990000" style:font-name="Liberation Mono" officeooo:rsid="001dd841" officeooo:paragraph-rsid="001dd841"/>
    </style:style>
    <style:style style:name="P16" style:family="paragraph" style:parent-style-name="Standard">
      <style:text-properties fo:color="#990000" style:font-name="Liberation Mono" officeooo:rsid="00251de0" officeooo:paragraph-rsid="00251de0"/>
    </style:style>
    <style:style style:name="P17" style:family="paragraph" style:parent-style-name="Standard">
      <style:text-properties style:font-name="Liberation Mono" officeooo:rsid="0017ac6c" officeooo:paragraph-rsid="0017ac6c"/>
    </style:style>
    <style:style style:name="P18" style:family="paragraph" style:parent-style-name="Preformatted_20_Text">
      <style:text-properties fo:color="#800000" fo:font-size="16pt" fo:font-weight="bold" officeooo:rsid="001b0a8a" officeooo:paragraph-rsid="001b0a8a" style:font-size-asian="16pt" style:font-weight-asian="bold" style:font-size-complex="16pt" style:font-weight-complex="bold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990000" fo:font-size="16pt" fo:font-weight="normal" style:font-size-asian="16pt" style:font-weight-asian="normal" style:font-size-complex="16pt" style:font-weight-complex="normal"/>
    </style:style>
    <style:style style:name="T1" style:family="text">
      <style:text-properties officeooo:rsid="0014a205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7ac6c"/>
    </style:style>
    <style:style style:name="T4" style:family="text">
      <style:text-properties officeooo:rsid="00194435"/>
    </style:style>
    <style:style style:name="T5" style:family="text">
      <style:text-properties officeooo:rsid="001a9453"/>
    </style:style>
    <style:style style:name="T6" style:family="text">
      <style:text-properties officeooo:rsid="001b0a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ficher la liste des pays ou simplon est <text:span text:style-name="T1">présent</text:span> :</text:p>
      <text:p text:style-name="P9"><text:span text:style-name="T3">s</text:span><text:span text:style-name="T2">elect pays.nom from pays inner join fabrique on id_pays = fabrique.id_pays ;</text:span></text:p>
      <text:p text:style-name="P2"/>
      <text:p text:style-name="P3">afficher la liste des fabriques de la ville de Dakar</text:p>
      <text:p text:style-name="P3"/>
      <text:p text:style-name="P11">select <text:s/><text:span text:style-name="T4">nom</text:span> from fabrique where ville='dakar' ;</text:p>
      <text:p text:style-name="P6"/>
      <text:p text:style-name="P3">afficher la liste des pays qui ont au moins deux fabriques</text:p>
      <text:p text:style-name="P3"><text:s/></text:p>
      <text:p text:style-name="P10">select <text:span text:style-name="T5">nom</text:span> from pays where fabrique &gt; 2 ;</text:p>
      <text:p text:style-name="P5"><text:span text:style-name="T2"/></text:p>
      <text:p text:style-name="P3">afficher le nombre d’apprenant par fabriques</text:p>
      <text:p text:style-name="P13"/>
      <text:p text:style-name="P13">select count (nombre_apprenant) <text:s/>group by cohorte ;</text:p>
      <text:p text:style-name="P3"/>
      <text:p text:style-name="P4">afficher la liste des referentiels par fabriques</text:p>
      <text:p text:style-name="P4"/>
      <text:p text:style-name="P15">select referentiel.nom_ref from referentiel, apprenant, fabrique where referentiel.id=apprenant.id_referentiel and apprenant.id_referentiel=fabrique.id; ????</text:p>
      <text:p text:style-name="P17"/>
      <text:p text:style-name="P4">afficher la liste des apprenants qui ont au moins un contrat</text:p>
      <text:p text:style-name="P12">select </text:p>
      <text:p text:style-name="P12"/>
      <text:p text:style-name="P16">select nom, prenom, type_contrat from apprenant inner join contrat on apprenant.id = contrat.id_apprenant and contrat.type_contrat !='';</text:p>
      <text:p text:style-name="P4"/>
      <text:p text:style-name="P4">ecrire l’ordre sql qui permet d’ajouter un champ ouvert a la table cohorte de type booléen</text:p>
      <text:p text:style-name="P4"/>
      <text:p text:style-name="P10">alter table cohorte <text:span text:style-name="T4">add ouvert booleen ;</text:span></text:p>
      <text:p text:style-name="P7"/>
      <text:p text:style-name="P14">modification du type de la colonne sx :</text:p>
      <text:p text:style-name="P8"><text:s text:c="2"/></text:p>
      <text:p text:style-name="P18">ALTER TABLE apprenant</text:p>
      <text:p text:style-name="P19">MODIFY <text:span text:style-name="T6">sexe</text:span> <text:span text:style-name="T6">char(1) ;</text:span></text:p>
      <text:p text:style-name="P8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29:22.935560579</meta:creation-date>
    <meta:generator>LibreOffice/5.1.6.2$Linux_X86_64 LibreOffice_project/10m0$Build-2</meta:generator>
    <dc:date>2019-07-05T11:21:32.543855871</dc:date>
    <meta:editing-duration>PT1H29M47S</meta:editing-duration>
    <meta:editing-cycles>2</meta:editing-cycles>
    <meta:document-statistic meta:table-count="0" meta:image-count="0" meta:object-count="0" meta:page-count="1" meta:paragraph-count="20" meta:word-count="156" meta:character-count="1043" meta:non-whitespace-character-count="899"/>
  </office:meta>
</office:document-meta>
</file>